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b0b1" officeooo:paragraph-rsid="000cb0b1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 d<office:annotation office:name="__Annotation__6625_2747409142" loext:resolved="true"><dc:creator>Sidar Edebali-Leppert</dc:creator><dc:date>2020-08-21T23:00:57.938818903</dc:date><meta:creator-initials>Lee</meta:creator-initials><text:p text:style-name="P2"><text:span text:style-name="T1">x</text:span></text:p></office:annotation>eeee<office:annotation-end office:name="__Annotation__6625_2747409142"/>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idar Edebali-Leppert</meta:initial-creator>
    <meta:creation-date>2020-08-21T23:00:06.590296704</meta:creation-date>
    <dc:date>2020-09-07T13:43:09.707211058</dc:date>
    <meta:editing-duration>PT4M42S</meta:editing-duration>
    <meta:editing-cycles>2</meta:editing-cycles>
    <meta:generator>LibreOfficeDev/7.0.0.0.alpha1$Linux_X86_64 LibreOffice_project/de01c1978216373a9aa7cd01e28186d2752e6cc4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